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, Arial, sans-serif, 'Apple Color Emoji', 'Segoe UI Emoji', 'Segoe UI Symbol'"/>
    <style:font-face style:name="var font-family-special" svg:font-family="'var font-family-special'"/>
    <style:font-face style:name="var monospace-font-family" svg:font-family="'var monospace-font-family'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7729in"/>
    </style:style>
    <style:style style:name="Table1.B" style:family="table-column">
      <style:table-column-properties style:column-width="5.1521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1.A2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2" style:family="table">
      <style:table-properties style:width="5.5188in" table:align="left"/>
    </style:style>
    <style:style style:name="Table2.A" style:family="table-column">
      <style:table-column-properties style:column-width="2.1604in"/>
    </style:style>
    <style:style style:name="Table2.B" style:family="table-column">
      <style:table-column-properties style:column-width="3.3583in"/>
    </style:style>
    <style:style style:name="Table2.A1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2.A2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6146in"/>
    </style:style>
    <style:style style:name="Table3.B" style:family="table-column">
      <style:table-column-properties style:column-width="4.3104in"/>
    </style:style>
    <style:style style:name="Table3.A1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3.A2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P1" style:family="paragraph" style:parent-style-name="Heading_20_1">
      <style:paragraph-properties fo:margin-left="0in" fo:margin-right="0in" fo:margin-top="0in" fo:margin-bottom="0in" style:contextual-spacing="false" fo:line-height="130%" fo:orphans="2" fo:widows="2" fo:text-indent="0in" style:auto-text-indent="false" fo:padding="0in" fo:border="none"/>
      <style:text-properties fo:font-variant="normal" fo:text-transform="none" style:font-name="var font-family-special" fo:letter-spacing="normal" fo:font-style="normal" fo:font-weight="normal"/>
    </style:style>
    <style:style style:name="P2" style:family="paragraph" style:parent-style-name="Heading_20_2">
      <style:paragraph-properties fo:margin-left="0in" fo:margin-right="0in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191e1e" loext:opacity="100%" style:font-name="var font-family-special" fo:font-size="11.25pt" fo:letter-spacing="normal" fo:font-style="normal" fo:font-weight="normal"/>
    </style:style>
    <style:style style:name="P3" style:family="paragraph" style:parent-style-name="Heading_20_2">
      <style:paragraph-properties fo:margin-left="0in" fo:margin-right="0in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191e1e" loext:opacity="100%" style:font-name="var font-family-special" fo:font-size="11.25pt" fo:letter-spacing="normal" fo:font-style="normal" fo:font-weight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orphans="6" fo:text-indent="0in" style:auto-text-indent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91e1e" loext:opacity="100%" style:font-name="Open Sans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91e1e" loext:opacity="100%" style:font-name="Open Sans" fo:font-size="11.25pt" fo:letter-spacing="normal" fo:font-style="normal" fo:font-weight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T1" style:family="text">
      <style:text-properties fo:color="#000099" loext:opacity="100%" style:font-name="var monospace-font-family" fo:font-weight="normal" fo:background-color="#ffffff" loext:char-shading-value="0" loext:padding="0.0193in" loext:border="0.06pt solid #e1e1e8"/>
    </style:style>
    <style:style style:name="T2" style:family="text">
      <style:text-properties fo:color="#000099" loext:opacity="100%" fo:background-color="#ffffff" loext:char-shading-value="0" loext:padding="0.0193in" loext:border="0.06pt solid #e1e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-title"/>Repository query keywords</text:h>
      <text:h text:style-name="P2" text:outline-level="2"><text:bookmark text:name="appendix.query.method.subject"/>Supported query method subject keywords</text:h>
      <text:p text:style-name="P6">The following table lists the subject keywords generally supported by the Spring Data repository query derivation mechanism to express the predicate. Consult the store-specific documentation for the exact list of supported keywords, because some keywords listed here might not be supported in a particular store.</text:p>
      <text:p text:style-name="P8">Table 1. Query subject keyword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Keyword</text:p>
            </table:table-cell>
            <table:table-cell table:style-name="Table1.A1" office:value-type="string">
              <text:p text:style-name="P5">Description</text:p>
            </table:table-cell>
          </table:table-row>
        </table:table-header-rows>
        <table:table-row>
          <table:table-cell table:style-name="Table1.A2" office:value-type="string">
            <text:p text:style-name="P4"><text:span text:style-name="Source_20_Text"><text:span text:style-name="T1">find…By</text:span></text:span>, <text:span text:style-name="Source_20_Text"><text:span text:style-name="T1">read…By</text:span></text:span>, <text:span text:style-name="Source_20_Text"><text:span text:style-name="T1">get…By</text:span></text:span>, <text:span text:style-name="Source_20_Text"><text:span text:style-name="T1">query…By</text:span></text:span>, <text:span text:style-name="Source_20_Text"><text:span text:style-name="T1">search…By</text:span></text:span>, <text:span text:style-name="Source_20_Text"><text:span text:style-name="T1">stream…By</text:span></text:span></text:p>
          </table:table-cell>
          <table:table-cell table:style-name="Table1.A2" office:value-type="string">
            <text:p text:style-name="P4">General query method returning typically the repository type, a <text:span text:style-name="Source_20_Text"><text:span text:style-name="T1">Collection</text:span></text:span> or <text:span text:style-name="Source_20_Text"><text:span text:style-name="T1">Streamable</text:span></text:span> subtype or a result wrapper such as <text:span text:style-name="Source_20_Text"><text:span text:style-name="T1">Page</text:span></text:span>, <text:span text:style-name="Source_20_Text"><text:span text:style-name="T1">GeoResults</text:span></text:span> or any other store-specific result wrapper. Can be used as <text:span text:style-name="Source_20_Text"><text:span text:style-name="T1">findBy…</text:span></text:span>, <text:span text:style-name="Source_20_Text"><text:span text:style-name="T1">findMyDomainTypeBy…</text:span></text:span> or in combination with additional keywords.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">exists…By</text:span></text:span></text:p>
          </table:table-cell>
          <table:table-cell table:style-name="Table1.A2" office:value-type="string">
            <text:p text:style-name="P4">Exists projection, returning typically a <text:span text:style-name="Source_20_Text"><text:span text:style-name="T1">boolean</text:span></text:span> result.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">count…By</text:span></text:span></text:p>
          </table:table-cell>
          <table:table-cell table:style-name="Table1.A2" office:value-type="string">
            <text:p text:style-name="P4">Count projection returning a numeric result.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1">delete…By</text:span></text:span>, <text:span text:style-name="Source_20_Text"><text:span text:style-name="T1">remove…By</text:span></text:span></text:p>
          </table:table-cell>
          <table:table-cell table:style-name="Table1.A2" office:value-type="string">
            <text:p text:style-name="P4">Delete query method returning either no result (<text:span text:style-name="Source_20_Text"><text:span text:style-name="T1">void</text:span></text:span>) or the delete count.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2">…</text:span></text:span><text:span text:style-name="Source_20_Text"><text:span text:style-name="T1">First&lt;number&gt;…</text:span></text:span>, <text:span text:style-name="Source_20_Text"><text:span text:style-name="T2">…</text:span></text:span><text:span text:style-name="Source_20_Text"><text:span text:style-name="T1">Top&lt;number&gt;…</text:span></text:span></text:p>
          </table:table-cell>
          <table:table-cell table:style-name="Table1.A2" office:value-type="string">
            <text:p text:style-name="P4">Limit the query results to the first <text:span text:style-name="Source_20_Text"><text:span text:style-name="T1">&lt;number&gt;</text:span></text:span> of results. This keyword can occur in any place of the subject between <text:span text:style-name="Source_20_Text"><text:span text:style-name="T1">find</text:span></text:span> (and the other keywords) and <text:span text:style-name="Source_20_Text"><text:span text:style-name="T1">by</text:span></text:span>.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2">…</text:span></text:span><text:span text:style-name="Source_20_Text"><text:span text:style-name="T1">Distinct…</text:span></text:span></text:p>
          </table:table-cell>
          <table:table-cell table:style-name="Table1.A2" office:value-type="string">
            <text:p text:style-name="P4">Use a distinct query to return only unique results. Consult the store-specific documentation whether that feature is supported. This keyword can occur in any place of the subject between <text:span text:style-name="Source_20_Text"><text:span text:style-name="T1">find</text:span></text:span> (and the other keywords) and <text:span text:style-name="Source_20_Text"><text:span text:style-name="T1">by</text:span></text:span>.</text:p>
          </table:table-cell>
        </table:table-row>
      </table:table>
      <text:h text:style-name="P3" text:outline-level="2"><text:bookmark text:name="appendix.query.method.predicate"/>Supported query method predicate keywords and modifiers</text:h>
      <text:p text:style-name="P7">The following table lists the predicate keywords generally supported by the Spring Data repository query derivation mechanism. However, consult the store-specific documentation for the exact list of supported keywords, because some keywords listed here might not be supported in a particular store.</text:p>
      <text:p text:style-name="P8">Table 2. Query predicate keyword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Logical keyword</text:p>
            </table:table-cell>
            <table:table-cell table:style-name="Table2.A1" office:value-type="string">
              <text:p text:style-name="P5">Keyword expressions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Source_20_Text"><text:span text:style-name="T1">AND</text:span></text:span></text:p>
          </table:table-cell>
          <table:table-cell table:style-name="Table2.A2" office:value-type="string">
            <text:p text:style-name="P4"><text:span text:style-name="Source_20_Text"><text:span text:style-name="T1">And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OR</text:span></text:span></text:p>
          </table:table-cell>
          <table:table-cell table:style-name="Table2.A2" office:value-type="string">
            <text:p text:style-name="P4"><text:span text:style-name="Source_20_Text"><text:span text:style-name="T1">Or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AFTER</text:span></text:span></text:p>
          </table:table-cell>
          <table:table-cell table:style-name="Table2.A2" office:value-type="string">
            <text:p text:style-name="P4"><text:span text:style-name="Source_20_Text"><text:span text:style-name="T1">After</text:span></text:span>, <text:span text:style-name="Source_20_Text"><text:span text:style-name="T1">IsAfter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BEFORE</text:span></text:span></text:p>
          </table:table-cell>
          <table:table-cell table:style-name="Table2.A2" office:value-type="string">
            <text:p text:style-name="P4"><text:span text:style-name="Source_20_Text"><text:span text:style-name="T1">Before</text:span></text:span>, <text:span text:style-name="Source_20_Text"><text:span text:style-name="T1">IsBefore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CONTAINING</text:span></text:span></text:p>
          </table:table-cell>
          <table:table-cell table:style-name="Table2.A2" office:value-type="string">
            <text:p text:style-name="P4"><text:span text:style-name="Source_20_Text"><text:span text:style-name="T1">Containing</text:span></text:span>, <text:span text:style-name="Source_20_Text"><text:span text:style-name="T1">IsContaining</text:span></text:span>, <text:span text:style-name="Source_20_Text"><text:span text:style-name="T1">Contains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BETWEEN</text:span></text:span></text:p>
          </table:table-cell>
          <table:table-cell table:style-name="Table2.A2" office:value-type="string">
            <text:p text:style-name="P4"><text:span text:style-name="Source_20_Text"><text:span text:style-name="T1">Between</text:span></text:span>, <text:span text:style-name="Source_20_Text"><text:span text:style-name="T1">IsBetween</text:span></text:span></text:p>
          </table:table-cell>
        </table:table-row>
        <text:soft-page-break/>
        <table:table-row>
          <table:table-cell table:style-name="Table2.A2" office:value-type="string">
            <text:p text:style-name="P4"><text:span text:style-name="Source_20_Text"><text:span text:style-name="T1">ENDING_WITH</text:span></text:span></text:p>
          </table:table-cell>
          <table:table-cell table:style-name="Table2.A2" office:value-type="string">
            <text:p text:style-name="P4"><text:span text:style-name="Source_20_Text"><text:span text:style-name="T1">EndingWith</text:span></text:span>, <text:span text:style-name="Source_20_Text"><text:span text:style-name="T1">IsEndingWith</text:span></text:span>, <text:span text:style-name="Source_20_Text"><text:span text:style-name="T1">EndsWith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EXISTS</text:span></text:span></text:p>
          </table:table-cell>
          <table:table-cell table:style-name="Table2.A2" office:value-type="string">
            <text:p text:style-name="P4"><text:span text:style-name="Source_20_Text"><text:span text:style-name="T1">Exists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FALSE</text:span></text:span></text:p>
          </table:table-cell>
          <table:table-cell table:style-name="Table2.A2" office:value-type="string">
            <text:p text:style-name="P4"><text:span text:style-name="Source_20_Text"><text:span text:style-name="T1">False</text:span></text:span>, <text:span text:style-name="Source_20_Text"><text:span text:style-name="T1">IsFalse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GREATER_THAN</text:span></text:span></text:p>
          </table:table-cell>
          <table:table-cell table:style-name="Table2.A2" office:value-type="string">
            <text:p text:style-name="P4"><text:span text:style-name="Source_20_Text"><text:span text:style-name="T1">GreaterThan</text:span></text:span>, <text:span text:style-name="Source_20_Text"><text:span text:style-name="T1">IsGreaterThan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GREATER_THAN_EQUALS</text:span></text:span></text:p>
          </table:table-cell>
          <table:table-cell table:style-name="Table2.A2" office:value-type="string">
            <text:p text:style-name="P4"><text:span text:style-name="Source_20_Text"><text:span text:style-name="T1">GreaterThanEqual</text:span></text:span>, <text:span text:style-name="Source_20_Text"><text:span text:style-name="T1">IsGreaterThanEqual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IN</text:span></text:span></text:p>
          </table:table-cell>
          <table:table-cell table:style-name="Table2.A2" office:value-type="string">
            <text:p text:style-name="P4"><text:span text:style-name="Source_20_Text"><text:span text:style-name="T1">In</text:span></text:span>, <text:span text:style-name="Source_20_Text"><text:span text:style-name="T1">IsIn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IS</text:span></text:span></text:p>
          </table:table-cell>
          <table:table-cell table:style-name="Table2.A2" office:value-type="string">
            <text:p text:style-name="P4"><text:span text:style-name="Source_20_Text"><text:span text:style-name="T1">Is</text:span></text:span>, <text:span text:style-name="Source_20_Text"><text:span text:style-name="T1">Equals</text:span></text:span>, (or no keyword)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IS_EMPTY</text:span></text:span></text:p>
          </table:table-cell>
          <table:table-cell table:style-name="Table2.A2" office:value-type="string">
            <text:p text:style-name="P4"><text:span text:style-name="Source_20_Text"><text:span text:style-name="T1">IsEmpty</text:span></text:span>, <text:span text:style-name="Source_20_Text"><text:span text:style-name="T1">Empty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IS_NOT_EMPTY</text:span></text:span></text:p>
          </table:table-cell>
          <table:table-cell table:style-name="Table2.A2" office:value-type="string">
            <text:p text:style-name="P4"><text:span text:style-name="Source_20_Text"><text:span text:style-name="T1">IsNotEmpty</text:span></text:span>, <text:span text:style-name="Source_20_Text"><text:span text:style-name="T1">NotEmpty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IS_NOT_NULL</text:span></text:span></text:p>
          </table:table-cell>
          <table:table-cell table:style-name="Table2.A2" office:value-type="string">
            <text:p text:style-name="P4"><text:span text:style-name="Source_20_Text"><text:span text:style-name="T1">NotNull</text:span></text:span>, <text:span text:style-name="Source_20_Text"><text:span text:style-name="T1">IsNotNull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IS_NULL</text:span></text:span></text:p>
          </table:table-cell>
          <table:table-cell table:style-name="Table2.A2" office:value-type="string">
            <text:p text:style-name="P4"><text:span text:style-name="Source_20_Text"><text:span text:style-name="T1">Null</text:span></text:span>, <text:span text:style-name="Source_20_Text"><text:span text:style-name="T1">IsNull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LESS_THAN</text:span></text:span></text:p>
          </table:table-cell>
          <table:table-cell table:style-name="Table2.A2" office:value-type="string">
            <text:p text:style-name="P4"><text:span text:style-name="Source_20_Text"><text:span text:style-name="T1">LessThan</text:span></text:span>, <text:span text:style-name="Source_20_Text"><text:span text:style-name="T1">IsLessThan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LESS_THAN_EQUAL</text:span></text:span></text:p>
          </table:table-cell>
          <table:table-cell table:style-name="Table2.A2" office:value-type="string">
            <text:p text:style-name="P4"><text:span text:style-name="Source_20_Text"><text:span text:style-name="T1">LessThanEqual</text:span></text:span>, <text:span text:style-name="Source_20_Text"><text:span text:style-name="T1">IsLessThanEqual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LIKE</text:span></text:span></text:p>
          </table:table-cell>
          <table:table-cell table:style-name="Table2.A2" office:value-type="string">
            <text:p text:style-name="P4"><text:span text:style-name="Source_20_Text"><text:span text:style-name="T1">Like</text:span></text:span>, <text:span text:style-name="Source_20_Text"><text:span text:style-name="T1">IsLike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NEAR</text:span></text:span></text:p>
          </table:table-cell>
          <table:table-cell table:style-name="Table2.A2" office:value-type="string">
            <text:p text:style-name="P4"><text:span text:style-name="Source_20_Text"><text:span text:style-name="T1">Near</text:span></text:span>, <text:span text:style-name="Source_20_Text"><text:span text:style-name="T1">IsNear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NOT</text:span></text:span></text:p>
          </table:table-cell>
          <table:table-cell table:style-name="Table2.A2" office:value-type="string">
            <text:p text:style-name="P4"><text:span text:style-name="Source_20_Text"><text:span text:style-name="T1">Not</text:span></text:span>, <text:span text:style-name="Source_20_Text"><text:span text:style-name="T1">IsNot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NOT_IN</text:span></text:span></text:p>
          </table:table-cell>
          <table:table-cell table:style-name="Table2.A2" office:value-type="string">
            <text:p text:style-name="P4"><text:span text:style-name="Source_20_Text"><text:span text:style-name="T1">NotIn</text:span></text:span>, <text:span text:style-name="Source_20_Text"><text:span text:style-name="T1">IsNotIn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NOT_LIKE</text:span></text:span></text:p>
          </table:table-cell>
          <table:table-cell table:style-name="Table2.A2" office:value-type="string">
            <text:p text:style-name="P4"><text:span text:style-name="Source_20_Text"><text:span text:style-name="T1">NotLike</text:span></text:span>, <text:span text:style-name="Source_20_Text"><text:span text:style-name="T1">IsNotLike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REGEX</text:span></text:span></text:p>
          </table:table-cell>
          <table:table-cell table:style-name="Table2.A2" office:value-type="string">
            <text:p text:style-name="P4"><text:span text:style-name="Source_20_Text"><text:span text:style-name="T1">Regex</text:span></text:span>, <text:span text:style-name="Source_20_Text"><text:span text:style-name="T1">MatchesRegex</text:span></text:span>, <text:span text:style-name="Source_20_Text"><text:span text:style-name="T1">Matches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STARTING_WITH</text:span></text:span></text:p>
          </table:table-cell>
          <table:table-cell table:style-name="Table2.A2" office:value-type="string">
            <text:p text:style-name="P4"><text:span text:style-name="Source_20_Text"><text:span text:style-name="T1">StartingWith</text:span></text:span>, <text:span text:style-name="Source_20_Text"><text:span text:style-name="T1">IsStartingWith</text:span></text:span>, <text:span text:style-name="Source_20_Text"><text:span text:style-name="T1">StartsWith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TRUE</text:span></text:span></text:p>
          </table:table-cell>
          <table:table-cell table:style-name="Table2.A2" office:value-type="string">
            <text:p text:style-name="P4"><text:span text:style-name="Source_20_Text"><text:span text:style-name="T1">True</text:span></text:span>, <text:span text:style-name="Source_20_Text"><text:span text:style-name="T1">IsTrue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WITHIN</text:span></text:span></text:p>
          </table:table-cell>
          <table:table-cell table:style-name="Table2.A2" office:value-type="string">
            <text:p text:style-name="P4"><text:span text:style-name="Source_20_Text"><text:span text:style-name="T1">Within</text:span></text:span>, <text:span text:style-name="Source_20_Text"><text:span text:style-name="T1">IsWithin</text:span></text:span></text:p>
          </table:table-cell>
        </table:table-row>
      </table:table>
      <text:p text:style-name="P7">In addition to filter predicates, the following list of modifiers is supported:</text:p>
      <text:p text:style-name="P8">Table 3. Query predicate modifier keywords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Keyword</text:p>
            </table:table-cell>
            <table:table-cell table:style-name="Table3.A1" office:value-type="string">
              <text:p text:style-name="P5">Description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ource_20_Text"><text:span text:style-name="T1">IgnoreCase</text:span></text:span>, <text:span text:style-name="Source_20_Text"><text:span text:style-name="T1">IgnoringCase</text:span></text:span></text:p>
          </table:table-cell>
          <table:table-cell table:style-name="Table3.A2" office:value-type="string">
            <text:p text:style-name="P4">Used with a predicate keyword for case-insensitive comparison.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1">AllIgnoreCase</text:span></text:span>, <text:span text:style-name="Source_20_Text"><text:span text:style-name="T1">AllIgnoringCase</text:span></text:span></text:p>
          </table:table-cell>
          <table:table-cell table:style-name="Table3.A2" office:value-type="string">
            <text:p text:style-name="P4">Ignore case for all suitable properties. Used somewhere in the query method predicate.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1">OrderBy…</text:span></text:span></text:p>
          </table:table-cell>
          <table:table-cell table:style-name="Table3.A2" office:value-type="string">
            <text:p text:style-name="P4">Specify a static sorting order followed by the property path and direction (e. g. <text:span text:style-name="Source_20_Text"><text:span text:style-name="T1">OrderByFirstnameAscLastnameDesc</text:span></text:span>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, Arial, sans-serif, 'Apple Color Emoji', 'Segoe UI Emoji', 'Segoe UI Symbol'"/>
    <style:font-face style:name="var font-family-special" svg:font-family="'var font-family-special'"/>
    <style:font-face style:name="var monospace-font-family" svg:font-family="'var monospac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8:14:29.776117045</meta:creation-date>
    <dc:date>2024-03-29T18:15:03.266130145</dc:date>
    <meta:editing-duration>PT34S</meta:editing-duration>
    <meta:editing-cycles>1</meta:editing-cycles>
    <meta:document-statistic meta:table-count="3" meta:image-count="0" meta:object-count="0" meta:page-count="2" meta:paragraph-count="89" meta:word-count="408" meta:character-count="2986" meta:non-whitespace-character-count="2667"/>
    <meta:generator>LibreOffice/7.3.7.2$Linux_X86_64 LibreOffice_project/30$Build-2</meta:generator>
  </office:meta>
</office:document-meta>
</file>